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92a9" officeooo:paragraph-rsid="001f92a9"/>
    </style:style>
    <style:style style:name="P2" style:family="paragraph" style:parent-style-name="Standard">
      <style:text-properties officeooo:rsid="001f92a9" officeooo:paragraph-rsid="0022a468"/>
    </style:style>
    <style:style style:name="P3" style:family="paragraph" style:parent-style-name="Standard">
      <style:text-properties officeooo:paragraph-rsid="001d3a94"/>
    </style:style>
    <style:style style:name="T1" style:family="text">
      <style:text-properties officeooo:rsid="001d3a94"/>
    </style:style>
    <style:style style:name="T2" style:family="text">
      <style:text-properties officeooo:rsid="001efe90"/>
    </style:style>
    <style:style style:name="T3" style:family="text">
      <style:text-properties officeooo:rsid="001f2c76"/>
    </style:style>
    <style:style style:name="T4" style:family="text">
      <style:text-properties officeooo:rsid="001f92a9"/>
    </style:style>
    <style:style style:name="T5" style:family="text">
      <style:text-properties officeooo:rsid="0020c6e3"/>
    </style:style>
    <style:style style:name="T6" style:family="text">
      <style:text-properties officeooo:rsid="0022a468"/>
    </style:style>
    <style:style style:name="T7" style:family="text">
      <style:text-properties officeooo:rsid="00234ef1"/>
    </style:style>
    <style:style style:name="T8" style:family="text">
      <style:text-properties officeooo:rsid="0024d55f"/>
    </style:style>
    <style:style style:name="T9" style:family="text">
      <style:text-properties officeooo:rsid="002b3591"/>
    </style:style>
    <style:style style:name="T10" style:family="text">
      <style:text-properties officeooo:rsid="002d350a"/>
    </style:style>
    <style:style style:name="T11" style:family="text">
      <style:text-properties officeooo:rsid="002d5073"/>
    </style:style>
    <style:style style:name="T12" style:family="text">
      <style:text-properties officeooo:rsid="002f0bf0"/>
    </style:style>
    <style:style style:name="T13" style:family="text">
      <style:text-properties officeooo:rsid="002f92d0"/>
    </style:style>
    <style:style style:name="T14" style:family="text">
      <style:text-properties officeooo:rsid="00305f07"/>
    </style:style>
    <style:style style:name="T15" style:family="text">
      <style:text-properties officeooo:rsid="00307fe9"/>
    </style:style>
    <style:style style:name="T16" style:family="text">
      <style:text-properties officeooo:rsid="00316b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Firma X potrzebuje do realizowania swojej działalno</text:span><text:span text:style-name="T14">ś</text:span><text:span text:style-name="T1">ci systemu wsparcia sprzedaży. Firma X dystrubuuje telefony komórkowe oraz inny sprzęt elektroniczny </text:span><text:span text:style-name="T12">(tablety, konsole do gier, itp) </text:span><text:span text:style-name="T1">zarówno dla klientów indywidualnych jak i hurtowych odbiorców, </text:span><text:span text:style-name="T2">w kraju i za granicą</text:span><text:span text:style-name="T1">. Firma posiada kilkunastu pracowników oraz kilka lokalizacji swoich sklepów/</text:span><text:span text:style-name="T14">magazynów</text:span><text:span text:style-name="T1">. Jako że działalność firmy zmienia się dynamicznie trzeba wziąć pod uwagę możliwe zmiany w strukturze firmy (np. </text:span><text:span text:style-name="T2">z</text:span><text:span text:style-name="T1">atrudnienie </text:span><text:span text:style-name="T2">nowych </text:span><text:span text:style-name="T1">/ zwolnienie </text:span><text:span text:style-name="T2">aktualnych </text:span><text:span text:style-name="T1">pracowników, </text:span><text:span text:style-name="T2">dodanie </text:span><text:span text:style-name="T1">now</text:span><text:span text:style-name="T2">ych </text:span><text:span text:style-name="T1">magazyny sprzedaży). </text:span><text:span text:style-name="T2">System powinien śledzić informacje na temat produktów od pierwszego momentu pojawienia się w sklepie (dostawy) aż po moment sprzedaży produktu klientowi (sprzedaż). </text:span><text:span text:style-name="T16">Użytkownicy powinni mieć możliwość podczas zapisywania informacji o sprzedaży lub dostawie zapisywania również danych klienta (kontaktu). </text:span><text:span text:style-name="T2">W związku z powyższym firma chce przechowywać informacje nt. historii zmian w systemie</text:span><text:span text:style-name="T1"> –</text:span><text:span text:style-name="T2"> zarówno produktów, </text:span><text:span text:style-name="T3">sprzedaży, dostaw </text:span><text:span text:style-name="T2">jak i </text:span><text:span text:style-name="T3">innych danych</text:span><text:span text:style-name="T2">. </text:span><text:span text:style-name="T4">System powinien umożliwiać pełną autoryzację użytkowników. Rozgraniczać będzie</text:span><text:span text:style-name="T15">my </text:span><text:span text:style-name="T4">3 główne typy uzytkownikow : zwykły sprzedawca, manager sklepu, szef. </text:span><text:span text:style-name="T5">Przy czym dostęp do każdego z zasobów/operacji powinien być weryfikowany za pomocą </text:span><text:span text:style-name="T13">oddzielnego</text:span><text:span text:style-name="T6"> uprawnie</text:span><text:span text:style-name="T13">nia </text:span><text:span text:style-name="T6">– w przyszł</text:span><text:span text:style-name="T9">o</text:span><text:span text:style-name="T6">ści możliwe jest dodanie nowych typów uzytkowników.</text:span></text:p>
      <text:p text:style-name="P1">Zwykły sprzedawca może dodawać, modyfikować i usuwać informację o produktach, dostawach i sprzedaży w ramach sklepu do którego jest przypisany.</text:p>
      <text:p text:style-name="P1">Manager sklepu, poza uprawnieniami zwykłego sprzedawcy, posiada prawa do dodawania, modyfikowania i usuwania użytkowników w ramach sklepu którym zarządza.</text:p>
      <text:p text:style-name="P1">Szef posiada możliwości managera sklepu oraz dodatkowo może dodawać, edytować oraz usuwać sklep<text:span text:style-name="T6">y</text:span>. <text:span text:style-name="T7">System powinien umozliwiać rejestrację </text:span><text:span text:style-name="T8">zwrotów towaru. </text:span><text:span text:style-name="T11">Klienci sklepu moga składać reklamacje produktów oraz podglądać status ich realizacji.</text:span><text:span text:style-name="T8"> </text:span></text:p>
      <text:p text:style-name="P2"><text:tab/>Pracownicy firmy chcieliby mieć wgląd w aktualny proces zmian w projekcie. <text:span text:style-name="T6">Widzieć postęp prac i móc w miarę szybko reagować na zmiany tworzone przez zespół programistów.</text:span> </text:p>
      <text:p text:style-name="P2"><text:tab/>Aplikacja powinna obsługiwać interfejs webowy oraz być rozszerzalna – np. <text:span text:style-name="T10">d</text:span>ać możliwoś<text:span text:style-name="T10">ć</text:span> szyb<text:span text:style-name="T10">k</text:span>iego tworzenia jej wersji mobilny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22M59S</meta:editing-duration>
    <meta:editing-cycles>15</meta:editing-cycles>
    <meta:generator>LibreOffice/4.0.3.3$Windows_x86 LibreOffice_project/0eaa50a932c8f2199a615e1eb30f7ac74279539</meta:generator>
    <dc:date>2013-11-24T09:08:01.23</dc:date>
    <meta:document-statistic meta:table-count="0" meta:image-count="0" meta:object-count="0" meta:page-count="1" meta:paragraph-count="6" meta:word-count="283" meta:character-count="2172" meta:non-whitespace-character-count="1887"/>
    <meta:user-defined meta:name="Info 1"/>
    <meta:user-defined meta:name="Info 2"/>
    <meta:user-defined meta:name="Info 3"/>
    <meta:user-defined meta:name="Info 4"/>
  </office:meta>
</office:document-meta>
</file>